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language="ru" fo:country="RU" fo:font-weight="bold" officeooo:rsid="001f8d44" officeooo:paragraph-rsid="001f8d44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officeooo:rsid="001f8d44" officeooo:paragraph-rsid="001f8d44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officeooo:rsid="00206859" officeooo:paragraph-rsid="0020685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officeooo:rsid="0021233c" officeooo:paragraph-rsid="0021233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officeooo:rsid="001f8d44" officeooo:paragraph-rsid="001f8d4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officeooo:rsid="00206859" officeooo:paragraph-rsid="0020685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officeooo:rsid="0021233c" officeooo:paragraph-rsid="0021233c" style:font-size-asian="10.5pt" style:font-weight-asian="normal" style:font-size-complex="12pt" style:font-weight-complex="normal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officeooo:rsid="002068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ервая катсцена второй локации.</text:p>
      <text:p text:style-name="P1"/>
      <text:p text:style-name="P5">Jay- Woah, didn’t think it’s so big!</text:p>
      <text:p text:style-name="P5">GG- Lookin’ good! Can’t wait to see what’s hiding in there!</text:p>
      <text:p text:style-name="P5">Ell- I don’t think it’s a great idea…</text:p>
      <text:p text:style-name="P5">GG- Relax, Ell – everything is going to be just fine! You have us at least – we will save you, haha!</text:p>
      <text:p text:style-name="P5">Ell- Not relaxing at all.</text:p>
      <text:p text:style-name="P5">Jay- So,let’s go inside!</text:p>
      <text:p text:style-name="P5">GG- Yeap.</text:p>
      <text:p text:style-name="P2">НА ЭТОМ ДИАЛОГ КАТСЦЕНЫ ЗАКАНЧИВАЕТ И ИГРОК УПРАВЛЯЕТ ПЕРСОНАЖЕМ И ПЫТАЕТСЯ ПОПАСТЬ ВНУТРЬ. СЛЕДУЮЩИЙ ДИАЛОГ БУДЕТ ПРИ ПОПЫТКИ ОТКРЫТИЯ ПЕРВОЙ КАЛИТКИ:</text:p>
      <text:p text:style-name="P5">GG- Damn,it’s closed.</text:p>
      <text:p text:style-name="P5">Jay- Sure thing it will be! Let’s find something to open this.</text:p>
      <text:p text:style-name="P2">ДАЛЬШЕ ИГРОК ДОЛЖЕН НАЙТИ ПУТЬ КАК ПОПАСТЬ ВО ВНУТРЕННЮЮ ПЛОЩАДЬ, ПОСЛЕ ТОГО КАК ОН ОТКРОЕТ КАЛИТКУ СЛЕДУЕТ ДИАЛОГ:</text:p>
      <text:p text:style-name="P5">GG- Open sesame!</text:p>
      <text:p text:style-name="P5">Jay- Good job. Let’s go in.</text:p>
      <text:p text:style-name="P2">ДАЛЬШЕ СЛЕДУ<text:span text:style-name="T2">Ю</text:span>Т ДИАЛОГИ ПРИ ПОПЫТКИ ОТКРЫТЬ ЗАПЕРТЫЕ ДВЕРИ:</text:p>
      <text:p text:style-name="P3">При попытке открыть дверь к гаражу:</text:p>
      <text:p text:style-name="P6">GG- It’s closed. I think key must be inside Hospital.</text:p>
      <text:p text:style-name="P3">При попытке открыть дверь в закрытую локацию слева:</text:p>
      <text:p text:style-name="P6">GG- Damn,somebody really don’t want people be in there. The door is welded really good.</text:p>
      <text:p text:style-name="P3">При попытке открыть дверь в больницу:</text:p>
      <text:p text:style-name="P6">GG- This door is boarded up. We need something to open it – like a crowbar?</text:p>
      <text:p text:style-name="P3">Далее игрок должен найти монтировку,а если она у него уже есть, то ему нужно ещё раз использовать дверь (после диалога про то что дверь заколочена). При взаимодействии с монтировкой должно быть следующее:<text:line-break/><text:span text:style-name="T1">GG- Here we go!</text:span></text:p>
      <text:p text:style-name="P3">Экран затемняется, нужно добавить звук отламывания дерева, экран включается вновь и диалог:</text:p>
      <text:p text:style-name="P6">GG- Are ya ready guys!</text:p>
      <text:p text:style-name="P6">Jay- Yes,captain mediocrity.</text:p>
      <text:p text:style-name="P7">GG- Ha-ha-ha. Fuck you. Let’s go</text:p>
      <text:p text:style-name="P7">Ell- Oh… I have shivers…</text:p>
      <text:p text:style-name="P4">И без взаимодействия игрока, после окончания диалога — экран затемняется и герои заходят внутрь. Экран включается когда герои уже внутри здания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4T20:36:37.653000000</dc:date>
    <meta:editing-duration>PT3M16S</meta:editing-duration>
    <meta:editing-cycles>1</meta:editing-cycles>
    <meta:document-statistic meta:table-count="0" meta:image-count="0" meta:object-count="0" meta:page-count="1" meta:paragraph-count="28" meta:word-count="279" meta:character-count="1670" meta:non-whitespace-character-count="1415"/>
    <meta:generator>LibreOffice/7.1.5.2$Windows_X86_64 LibreOffice_project/85f04e9f809797b8199d13c421bd8a2b025d52b5</meta:generator>
  </office:meta>
</office:document-meta>
</file>